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nderUtil.prepareRendererAll( FacesContext facesContext , UIComponent compon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nderUtil.getFormattedValue( FacesContext facesContext , UIComponen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nderUtil.addMenuCheckToggle( String clientId , String onClic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nderUtil.getItems( javax . faces . component . UIInput compon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RenderUtil.contains( Object [ ] list ,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nderUtil.calculateStringWidth( FacesContext facesContext , UIComponent component , String 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RenderUtil.currentValue( UIComponent compon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RenderUtil.getSelectItem( org . apache . myfaces . tobago . component . UISelectItem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nderUtil.getSelectItems( UIComponent component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7">
            <text:p text:style-name="Table_20_Contents">7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RenderUtil.getFormattedValue( FacesContext context , UIComponent component , Object current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enderUtil.getItemsToRender( javax . faces . component . UISelectOne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Util.getItemsToRender( javax . faces . component . UISelectMany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Util.encode( FacesContext facesContext , UIComponent compon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nderUtil.encodeChildren( FacesContext facesContext , UIComponent pan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nderUtil.calculateStringWidth2( FacesContext facesContext , UIComponent component , String 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